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draw:shadow-offset-x="0.305cm" draw:shadow-offset-y="0.305cm" draw:shadow-opacity="25%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355e00" draw:opacity="50%" draw:textarea-horizontal-align="justify" draw:textarea-vertical-align="middle" draw:auto-grow-height="false" draw:shadow-offset-x="0.305cm" draw:shadow-offset-y="0.305cm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text-shadow="none" style:text-underline-style="none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89cm" svg:x="1cm" svg:y="10.679cm">
          <text:p text:style-name="P1"><text:span text:style-name="T1">driver-id</text:span></text:p>
          <text:p text:style-name="P1">address</text:p>
          <text:p text:style-name="P1">name</text:p>
          <draw:enhanced-geometry svg:viewBox="0 0 21600 21600" draw:type="rectangle" draw:enhanced-path="M 0 0 L 21600 0 21600 21600 0 21600 0 0 Z N"/>
        </draw:custom-shape>
        <draw:frame draw:style-name="gr2" draw:layer="layout" svg:width="3.175cm" svg:height="0.962cm" svg:x="1cm" svg:y="9.717cm">
          <draw:text-box>
            <text:p>person</text:p>
          </draw:text-box>
        </draw:frame>
        <draw:custom-shape draw:style-name="gr1" draw:text-style-name="P1" draw:layer="layout" svg:width="3.175cm" svg:height="2.603cm" svg:x="12.913cm" svg:y="7.922cm">
          <text:p text:style-name="P1"><text:span text:style-name="T2">license</text:span></text:p>
          <text:p text:style-name="P1">model</text:p>
          <text:p text:style-name="P1">year</text:p>
          <draw:enhanced-geometry svg:viewBox="0 0 21600 21600" draw:type="rectangle" draw:enhanced-path="M 0 0 L 21600 0 21600 21600 0 21600 0 0 Z N"/>
        </draw:custom-shape>
        <draw:frame draw:style-name="gr2" draw:layer="layout" svg:width="3.175cm" svg:height="0.962cm" svg:x="12.989cm" svg:y="6.96cm">
          <draw:text-box>
            <text:p>car</text:p>
          </draw:text-box>
        </draw:frame>
        <draw:custom-shape draw:style-name="gr1" draw:text-style-name="P1" draw:layer="layout" svg:width="4.445cm" svg:height="2.54cm" svg:x="12.951cm" svg:y="13.065cm">
          <text:p text:style-name="P1"><text:span text:style-name="T3">report-number</text:span></text:p>
          <text:p text:style-name="P1">location</text:p>
          <text:p text:style-name="P1">date</text:p>
          <draw:enhanced-geometry svg:viewBox="0 0 21600 21600" draw:type="rectangle" draw:enhanced-path="M 0 0 L 21600 0 21600 21600 0 21600 0 0 Z N"/>
        </draw:custom-shape>
        <draw:frame draw:style-name="gr2" draw:layer="layout" svg:width="3.175cm" svg:height="0.962cm" svg:x="12.951cm" svg:y="12.103cm">
          <draw:text-box>
            <text:p>accident</text:p>
          </draw:text-box>
        </draw:frame>
        <draw:custom-shape draw:style-name="gr1" draw:text-style-name="P1" draw:layer="layout" svg:width="5.08cm" svg:height="3.175cm" svg:x="6.242cm" svg:y="10.525cm">
          <text:p text:style-name="P2">driver-id</text:p>
          <text:p text:style-name="P2">license</text:p>
          <text:p text:style-name="P2">report-number</text:p>
          <text:p text:style-name="P2">damage-amount</text:p>
          <draw:enhanced-geometry svg:viewBox="0 0 21600 21600" draw:type="rectangle" draw:enhanced-path="M 0 0 L 21600 0 21600 21600 0 21600 0 0 Z N"/>
        </draw:custom-shape>
        <draw:frame draw:style-name="gr2" draw:layer="layout" svg:width="3.81cm" svg:height="0.962cm" svg:x="6.042cm" svg:y="9.555cm">
          <draw:text-box>
            <text:p>participated</text:p>
          </draw:text-box>
        </draw:frame>
        <draw:line draw:style-name="gr3" draw:text-style-name="P3" draw:layer="layout" svg:x1="6.387cm" svg:y1="11.063cm" svg:x2="3.847cm" svg:y2="11.063cm">
          <text:p/>
        </draw:line>
        <draw:line draw:style-name="gr3" draw:text-style-name="P3" draw:layer="layout" svg:x1="8.62cm" svg:y1="11.795cm" svg:x2="13.065cm" svg:y2="8.62cm">
          <text:p/>
        </draw:line>
        <draw:line draw:style-name="gr3" draw:text-style-name="P3" draw:layer="layout" svg:x1="10.525cm" svg:y1="12.43cm" svg:x2="13.065cm" svg:y2="13.7cm">
          <text:p/>
        </draw:line>
        <draw:custom-shape draw:style-name="gr4" draw:text-style-name="P3" draw:layer="layout" svg:width="3.175cm" svg:height="0.838cm" svg:x="1cm" svg:y="10.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0.838cm" svg:x="12.927cm" svg:y="8.0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59cm" svg:height="0.838cm" svg:x="12.951cm" svg:y="13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131cm" svg:height="2.286cm" svg:x="6.232cm" svg:y="10.5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5-01T16:20:12</meta:creation-date>
    <dc:date>2011-05-01T18:23:55</dc:date>
    <dc:creator>Adrianus Kleemans</dc:creator>
    <meta:editing-duration>PT01H38M54S</meta:editing-duration>
    <meta:editing-cycles>5</meta:editing-cycles>
    <meta:generator>OpenOffice.org/3.2$Linux OpenOffice.org_project/320m19$Build-9505</meta:generator>
    <meta:document-statistic meta:object-count="15"/>
  </office:meta>
</office:document-meta>
</file>